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include“ keyword:</text:p>
      <text:p text:style-name="Code">include „some/other/file.conf“</text:p>
      <text:h text:style-name="P6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,</text:p>
      <text:p text:style-name="Code"/>
      <text:p text:style-name="Code"><text:tab/>pidpath = „/var/run/icinga2.pid“,</text:p>
      <text:p text:style-name="Code"><text:tab/>logpath = „/var/log/icinga2.log“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Property: logpath</text:h>
      <text:p text:style-name="Text_20_body">Optional. The path to the logfile. This is a shortcut for creating a log object of type „file“ with the specified log path.</text:p>
      <text:h text:style-name="Heading_20_2" text:outline-level="2"><text:soft-page-break/>Type: log</text:h>
      <text:p text:style-name="Text_20_body">Specifies where Icinga 2 should be logging. Objects of this type must have the „local“ attribute:</text:p>
      <text:p text:style-name="Text_20_body">local object log „my-debug-log“ {</text:p>
      <text:p text:style-name="Text_20_body"><text:tab/>type = „file“,</text:p>
      <text:p text:style-name="Text_20_body"><text:tab/>path = „/var/log/icinga2.log“,</text:p>
      <text:p text:style-name="Text_20_body"><text:tab/>severity = „debug“</text:p>
      <text:p text:style-name="Text_20_body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<text:soft-page-break/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Text_20_body">local object role „all“ {</text:p>
      <text:p text:style-name="Text_20_body"><text:tab/>publications = { „*“ },</text:p>
      <text:p text:style-name="Text_20_body"><text:tab/>subscriptions = { „*“ }</text:p>
      <text:p text:style-name="Text_20_body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check_type = „nagios“,</text:p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 ,</text:p>
      <text:p text:style-name="Code"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<text:soft-page-break/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check_type</text:h>
      <text:p text:style-name="Text_20_body">The check type of the service. For now only Nagios-compatible plugins are supported („nagios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<text:soft-page-break/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<text:soft-page-break/>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14110582261" text:style-name="L1">
        <text:list-item>
          <text:p text:style-name="P4">Properties specified in the dictionary of the inline service definition</text:p>
        </text:list-item>
        <text:list-item>
          <text:p text:style-name="P4">Host properties</text:p>
        </text:list-item>
        <text:list-item>
          <text:p text:style-name="P4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5" text:outline-level="1"/>
      <text:h text:style-name="P6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check_type = "nagios", 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7-13T09:08:10</dc:date>
    <meta:editing-duration>PT1H53M16S</meta:editing-duration>
    <meta:editing-cycles>148</meta:editing-cycles>
    <meta:generator>LibreOffice/3.5$Linux_X86_64 LibreOffice_project/350m1$Build-2</meta:generator>
    <dc:creator>Gunnar Beutner</dc:creator>
    <meta:document-statistic meta:table-count="4" meta:image-count="0" meta:object-count="0" meta:page-count="10" meta:paragraph-count="327" meta:word-count="1853" meta:character-count="10385" meta:non-whitespace-character-count="9778"/>
  </office:meta>
</office:document-meta>
</file>